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28" calcext:value-type="float">
            <text:p>104.3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352" calcext:value-type="float">
            <text:p>104.5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450112222301</text:p>
          </table:table-cell>
          <table:table-cell office:value-type="string" calcext:value-type="string">
            <text:p>B-18-01 28BCD [MW-4B1]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72" meta:object-count="0"/>
    <meta:user-defined meta:name="AppVersion">3.0</meta:user-defined>
  </office:meta>
</office:document-meta>
</file>